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97e2c" officeooo:paragraph-rsid="00197e2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7e9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rissa Cream Sauce</text:p>
      <text:p text:style-name="Standard"/>
      <text:p text:style-name="Standard">1 cup chicken broth</text:p>
      <text:p text:style-name="Standard">2 cloves garlic, peeled and crushed</text:p>
      <text:p text:style-name="Standard">1 3/4 cups heavy (whipping) cream</text:p>
      <text:p text:style-name="Standard">1 to 2 tablespoons Harissa</text:p>
      <text:p text:style-name="Standard">1 teaspoon sweet or smoked paprika</text:p>
      <text:p text:style-name="Standard">2 tablespoons (1/4 stick) unsalted butter</text:p>
      <text:p text:style-name="Standard">Coarse salt</text:p>
      <text:p text:style-name="Standard">Freshly ground pepper</text:p>
      <text:p text:style-name="Standard"/>
      <text:p text:style-name="Standard">Place the broth and garlic in a heavy saucepan and bring to a boil over medium-high heat. Let boil until reduced to 1/4 cup, 5 to 8 minutes. Add the cream, Harissa, and paprika and let boil until 1 cup of sauce remains, 5 to 8 minutes. Whisk the sauce from time to time as it boils to keep it from scorching. The sauce can be prepared to this stage a day ahead. Let it cool to room temperature, then refrigerate it, covered. Reheat the sauce over medium-low heat before continuing.</text:p>
      <text:p text:style-name="Standard"/>
      <text:p text:style-name="Standard">Just before serving, whisk the butter into the sauce and season with salt and pepper to taste.</text:p>
      <text:p text:style-name="Standard"/>
      <text:p text:style-name="Standard">Makes 1 1/4 cup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7T08:24:24.275953950</meta:creation-date>
    <dc:date>2014-07-27T16:18:40.352336310</dc:date>
    <meta:editing-duration>PT1M13S</meta:editing-duration>
    <meta:editing-cycles>7</meta:editing-cycles>
    <meta:generator>LibreOffice/4.1.3.2$Linux_X86_64 LibreOffice_project/410m0$Build-2</meta:generator>
    <meta:print-date>2014-07-27T08:25:59.913307070</meta:print-date>
    <meta:document-statistic meta:table-count="0" meta:image-count="0" meta:object-count="0" meta:page-count="1" meta:paragraph-count="12" meta:word-count="153" meta:character-count="831" meta:non-whitespace-character-count="690"/>
  </office:meta>
</office:document-meta>
</file>